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Iranian Sans', 'Noto Sans Arabic', 'DejaVu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019939f"/>
    </style:style>
    <style:style style:name="T1" style:family="text">
      <style:text-properties fo:font-variant="normal" fo:text-transform="none" fo:color="#222222" style:font-name="Tahoma" fo:font-size="10.5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دانشگاه آزاد اسلامی واحد کرج</text:span></text:p>
      <text:p text:style-name="P1"><text:span text:style-name="T1">از ویکی‌پدیا، دانشنامهٔ آزاد</text:span></text:p>
      <text:p text:style-name="P1"><text:span text:style-name="T1">دانشگاه آزاد اسلامی واحد کرج دانشگاهی غیردولتی در کرج، استان البرز است. این واحد دانشگاه آزاد اسلامی در شمال شرقی گوهردشت و در دامنه کوه پایه‌های البرز قرار دارد.</text:span></text:p>
      <text:p text:style-name="P1"><text:span text:style-name="T1"/></text:p>
      <text:p text:style-name="P2"><text:span text:style-name="T1">حدود ۴۵ هزار دانشجو در دانشگاه آزاد اسلامی استان البرز مشغول به تحصیل می‌باشند که به‌طور میانگین روزانه ۵۰۰۰ دانشجو در مجتمع اصلی دانشگاه حضور دارند. ۷۰۰ عضو هیئت علمی و ۹۰۰ کارمند در بخش‌های مختلف دانشگاه به کار اشتغال دارند و نزدیک به ۸۰۰۰۰ دانشجو از این واحد دانش آموخته شده‌اند. حضور استادان برتر کشور، ایجاد مراکز پژوهشی و آزمایشگاه‌های تخصصی؛ این دانشگاه را جزو واحدهای برتر دانشگاه‌های آزاد اسلامی کشور قرار داده‌است. واحد کرج دارای رتبه جامع الف است. دانشگاه آزاد اسلامی استان البرز با دارا بودن ۴۵ هزار دانشجو و فضاهای مناسب آموزشی و پژوهشی، توانسته در نظام رتبه‌بندی سایماگو در بین دانشگاه های کشور رتبه ۴۳ و در بین واحدهای دانشگاه آزاد اسلامی رتبه سوم را کسب کند</text:span></text:p>
      <text:p text:style-name="P2"><text:span text:style-name="T1"/></text:p>
      <text:p text:style-name="P2"><text:span text:style-name="T1">پیشینه</text:span></text:p>
      <text:p text:style-name="P2"><text:span text:style-name="T1">دانشگاه آزاد اسلامی واحد کرج در سال ۱۳۶۳ با تلاش استادان و کارکنان خود و بدون کمک مالی از جانب نهادهای دولتی، تنها با تکیه بر شهریه‌های دانشجویان تأسیس شد و کار خود را با ۷ رشته تحصیلی و استفاده از ۲۵ مدرس حق‌التدریسی و ۵۰۰ دانشجو در باغی در سه راه عظیمیه (که اینک آموزشکده سما خواهران است) آغاز کرد.</text:span></text:p>
      <text:p text:style-name="P2"><text:span text:style-name="T1"/></text:p>
      <text:p text:style-name="P2"><text:span text:style-name="T1">رشته‌ها، گرایش ها و مقاطع تحصیلی</text:span></text:p>
      <text:p text:style-name="P2"><text:span text:style-name="T1">دانشگاه آزاد اسلامی استان البرز (واحد کرج، سما، نظرآباد و هشتگرد) دارای ۲۵۰ رشته و گرایش تحصیلی در مقاطع دکتری تخصصی، دکترای حرفه‌ای، کارشناسی ارشد، کارشناسی پیوسته و ناپیوسته و کاردانی پیوسته و ناپیوسته است.</text:span></text:p>
      <text:p text:style-name="P2"><text:span text:style-name="T1"/></text:p>
      <text:p text:style-name="P2"><text:span text:style-name="T1">رشته‌ - گرایش‌ها و مقاطع تحصیلی دانشگاه آزاد اسلامی واحد کرج:</text:span></text:p>
      <text:p text:style-name="P2"><text:span text:style-name="T1"/></text:p>
      <text:p text:style-name="P2"><text:span text:style-name="T1">دکتری تخصصی</text:span></text:p>
      <text:p text:style-name="P2"><text:span text:style-name="T1">زبان و ادبیات فارسی</text:span></text:p>
      <text:p text:style-name="P2"><text:span text:style-name="T1">زبان و ادبیات فارسی - ادبیات عرفانی</text:span></text:p>
      <text:p text:style-name="P2"><text:span text:style-name="T1">زبان و ادبیات عرب</text:span></text:p>
      <text:p text:style-name="P2"><text:span text:style-name="T1">زبان و ادبیات انگلیسی</text:span></text:p>
      <text:p text:style-name="P2"><text:span text:style-name="T1">آموزش زبان انگلیسی</text:span></text:p>
      <text:p text:style-name="P2"><text:soft-page-break/><text:span text:style-name="T1">روانشناسی عمومی</text:span></text:p>
      <text:p text:style-name="P2"><text:span text:style-name="T1">روانشناسی سلامت</text:span></text:p>
      <text:p text:style-name="P2"><text:span text:style-name="T1">مدیریت آموزشی</text:span></text:p>
      <text:p text:style-name="P2"><text:span text:style-name="T1">مدیریت آموزش عالی</text:span></text:p>
      <text:p text:style-name="P2"><text:span text:style-name="T1">حسابداری</text:span></text:p>
      <text:p text:style-name="P2"><text:span text:style-name="T1">مدیریت صنعتی – مالی</text:span></text:p>
      <text:p text:style-name="P2"><text:span text:style-name="T1">مالی – مهندس مالی</text:span></text:p>
      <text:p text:style-name="P2"><text:span text:style-name="T1">مدیریت ورزشی – مدیریت راهبردی در سازمان‌ها و رویدادهای ورزشی</text:span></text:p>
      <text:p text:style-name="P2"><text:span text:style-name="T1">مدیریت ورزشی – مدیریت بازاریابی و رسانه‌ها درورزش</text:span></text:p>
      <text:p text:style-name="P2"><text:span text:style-name="T1">فیزیولوژی ورزشی – فیزیولوژی ورزشی عصبی عضلانی</text:span></text:p>
      <text:p text:style-name="P2"><text:span text:style-name="T1">ریاضی کاربردی – تحقیق درعملیات</text:span></text:p>
      <text:p text:style-name="P2"><text:span text:style-name="T1">ریاضی کاربردی – آنالیز عددی</text:span></text:p>
      <text:p text:style-name="P2"><text:span text:style-name="T1">ریاضی – هندسه (توپولوژی)</text:span></text:p>
      <text:p text:style-name="P2"><text:span text:style-name="T1">ریاضی – آنالیز</text:span></text:p>
      <text:p text:style-name="P2"><text:span text:style-name="T1">ریاضی – جبر</text:span></text:p>
      <text:p text:style-name="P2"><text:span text:style-name="T1">میکروبیولوژی</text:span></text:p>
      <text:p text:style-name="P2"><text:span text:style-name="T1">شیمی – شیمی آلی</text:span></text:p>
      <text:p text:style-name="P2"><text:span text:style-name="T1">فیزیک</text:span></text:p>
      <text:p text:style-name="P2"><text:span text:style-name="T1">الهیات و معارف اسلامی – علوم قرآن و حدیث</text:span></text:p>
      <text:p text:style-name="P2"><text:span text:style-name="T1">الهیات و معارف اسلامی – فلسفه و کلام اسلامی</text:span></text:p>
      <text:p text:style-name="P2"><text:span text:style-name="T1">عرفان اسلامی و اندیشه‌های امام خمینی (ره)</text:span></text:p>
      <text:p text:style-name="P2"><text:span text:style-name="T1">مهندسی برق – قدرت</text:span></text:p>
      <text:p text:style-name="P2"><text:span text:style-name="T1">مهندسی کامپیوتر - سیستم‌های نرم افزاری</text:span></text:p>
      <text:p text:style-name="P2"><text:span text:style-name="T1">مهندسی متالورژی ومواد</text:span></text:p>
      <text:p text:style-name="P2"><text:span text:style-name="T1">معماری</text:span></text:p>
      <text:p text:style-name="P2"><text:span text:style-name="T1">زراعت</text:span></text:p>
      <text:p text:style-name="P2"><text:span text:style-name="T1">ژنتیک و به نژادی گیاهی</text:span></text:p>
      <text:p text:style-name="P2"><text:soft-page-break/><text:span text:style-name="T1">اصلاح نژاد دام</text:span></text:p>
      <text:p text:style-name="P2"><text:span text:style-name="T1">تغذیه دام</text:span></text:p>
      <text:p text:style-name="P2"><text:span text:style-name="T1">مهندسی اقتصاد کشاورزی – سیاست و توسعه کشاورزی</text:span></text:p>
      <text:p text:style-name="P2"><text:span text:style-name="T1">مهندسی اقتصاد کشاورزی – بازاریابی محصولات کشاورزی</text:span></text:p>
      <text:p text:style-name="P2"><text:span text:style-name="T1">مهندسی اقتصاد کشاورزی – اقتصاد منابع طبیعی ومحیط زیست</text:span></text:p>
      <text:p text:style-name="P2"><text:span text:style-name="T1">مدیریت منابع خاک</text:span></text:p>
      <text:p text:style-name="P2"><text:span text:style-name="T1">علوم و مهندسی باغبانی – فیزیولوژی تولید و پس از برداشت گیاهان باغبانی</text:span></text:p>
      <text:p text:style-name="P2"><text:span text:style-name="T1">فرآورده‌های چند سازه چوب</text:span></text:p>
      <text:p text:style-name="P2"><text:span text:style-name="T1">صنایع خمیر و کاغذ</text:span></text:p>
      <text:p text:style-name="P2"><text:span text:style-name="T1">انگل‌شناسی دامپزشکی</text:span></text:p>
      <text:p text:style-name="P2"><text:span text:style-name="T1">جراحی دامپزشکی (دستیاری)</text:span></text:p>
      <text:p text:style-name="P2"><text:span text:style-name="T1">بهداشت وبیماری‌های پرندگان</text:span></text:p>
      <text:p text:style-name="P2"><text:span text:style-name="T1">مامایی و بیماری‌های تولید مثل دام (دستیاری)</text:span></text:p>
      <text:p text:style-name="P2"><text:span text:style-name="T1">حقوق خصوصی</text:span></text:p>
      <text:p text:style-name="P2"><text:span text:style-name="T1">حقوق کیفری و جرم شناسی</text:span></text:p>
      <text:p text:style-name="P2"><text:span text:style-name="T1">حقوق بین‌الملل عمومی</text:span></text:p>
      <text:p text:style-name="P2"><text:span text:style-name="T1">روابط بین‌الملل</text:span></text:p>
      <text:p text:style-name="P2"><text:span text:style-name="T1">علوم سیاسی – اندیشه‌های سیاسی</text:span></text:p>
      <text:p text:style-name="P2"><text:span text:style-name="T1">علوم سیاسی – مسائل ایران</text:span></text:p>
      <text:p text:style-name="P2"><text:span text:style-name="T1">دکتری حرفه‌ای</text:span></text:p>
      <text:p text:style-name="P2"><text:span text:style-name="T1">دامپزشکی</text:span></text:p>
      <text:p text:style-name="P2"><text:span text:style-name="T1">کارشناسی ارشد</text:span></text:p>
      <text:p text:style-name="P2"><text:span text:style-name="T1">مهندسی عمران گرایش مهندسی و مدیریت ساخت</text:span></text:p>
      <text:p text:style-name="P2"><text:span text:style-name="T1">زبان و ادبیات فارسی</text:span></text:p>
      <text:p text:style-name="P2"><text:span text:style-name="T1">زبان و ادبیات عرب</text:span></text:p>
      <text:p text:style-name="P2"><text:span text:style-name="T1">زبان وادبیات انگلیسی</text:span></text:p>
      <text:p text:style-name="P2"><text:span text:style-name="T1">الهیات و معارف ادیان و عرفان</text:span></text:p>
      <text:p text:style-name="P2"><text:soft-page-break/><text:span text:style-name="T1">الهیات و معارف اسلامی علوم قران وحدیث</text:span></text:p>
      <text:p text:style-name="P2"><text:span text:style-name="T1">الهیات و معارف اسلامی فقه و مبانی حقوق اسلامی</text:span></text:p>
      <text:p text:style-name="P2"><text:span text:style-name="T1">عرفان اسلامی</text:span></text:p>
      <text:p text:style-name="P2"><text:span text:style-name="T1">الهیات و معارف اسلامی فلسفه و حکمت اسلامی</text:span></text:p>
      <text:p text:style-name="P2"><text:span text:style-name="T1">روانشناسی شخصیت</text:span></text:p>
      <text:p text:style-name="P2"><text:span text:style-name="T1">روابط بین‌الملل</text:span></text:p>
      <text:p text:style-name="P2"><text:span text:style-name="T1">علوم سیاسی</text:span></text:p>
      <text:p text:style-name="P2"><text:span text:style-name="T1">حقوق جزا و جرم شناسی</text:span></text:p>
      <text:p text:style-name="P2"><text:span text:style-name="T1">مدیرت صنعتی تولید</text:span></text:p>
      <text:p text:style-name="P2"><text:span text:style-name="T1">تربیت بدنی و علوم ورزشی فیزیولوژی ورزشی</text:span></text:p>
      <text:p text:style-name="P2"><text:span text:style-name="T1">تربیت بدنی و علوم ورزشی مدیریت ورزشی</text:span></text:p>
      <text:p text:style-name="P2"><text:span text:style-name="T1">تربیت بدنی و علوم ورزشی بیومکانیک ورزشی</text:span></text:p>
      <text:p text:style-name="P2"><text:span text:style-name="T1">تربیت بدنی و علوم ورزشی رفتار حرکتی</text:span></text:p>
      <text:p text:style-name="P2"><text:span text:style-name="T1">تربیت بدنی و علوم ورزشی حرکات اصلاحی و آسیب شناسی ورزشی</text:span></text:p>
      <text:p text:style-name="P2"><text:span text:style-name="T1">تربیت بدنی و علوم ورزشی روانشناسی ورزشی</text:span></text:p>
      <text:p text:style-name="P2"><text:span text:style-name="T1">ریاضی کاربردی تحقیق در عملیات</text:span></text:p>
      <text:p text:style-name="P2"><text:span text:style-name="T1">ریاضی کاربردی آنالیز عددی</text:span></text:p>
      <text:p text:style-name="P2"><text:span text:style-name="T1">فیزیک اتمی ومولکولی</text:span></text:p>
      <text:p text:style-name="P2"><text:span text:style-name="T1">فیزیک حالت جامد</text:span></text:p>
      <text:p text:style-name="P2"><text:span text:style-name="T1">شیمی شیمی کاربردی</text:span></text:p>
      <text:p text:style-name="P2"><text:span text:style-name="T1">شیمی شیمی تجزیه</text:span></text:p>
      <text:p text:style-name="P2"><text:span text:style-name="T1">شیمی شیمی معدنی</text:span></text:p>
      <text:p text:style-name="P2"><text:span text:style-name="T1">شیمی شیمی آلی</text:span></text:p>
      <text:p text:style-name="P2"><text:span text:style-name="T1">زیست شناسی میکروبیولوژی</text:span></text:p>
      <text:p text:style-name="P2"><text:span text:style-name="T1">زیست‌شناسی علوم جانوری گرایش زیست سلولی و تکوینی</text:span></text:p>
      <text:p text:style-name="P2"><text:span text:style-name="T1">م صنایع مدیریت سیستم و بهره وری</text:span></text:p>
      <text:p text:style-name="P2"><text:span text:style-name="T1">م مکانیک طراحی کاربردی</text:span></text:p>
      <text:p text:style-name="P2"><text:soft-page-break/><text:span text:style-name="T1">م مواد شناسایی و انتخاب مواد مهندسی</text:span></text:p>
      <text:p text:style-name="P2"><text:span text:style-name="T1">م کشاورزی علوم باغبانی گرایش بیوتکنولوژی و ژنتیک مولکولی محصولات باغبانی</text:span></text:p>
      <text:p text:style-name="P2"><text:span text:style-name="T1">م کشاورزی علوم و تکنولوژی بذر</text:span></text:p>
      <text:p text:style-name="P2"><text:span text:style-name="T1">م کشاورزی علوم باغبانی گرایش فیزیولوژی و اصلاح گیاهان دارویی ادویه‌ای و عطری</text:span></text:p>
      <text:p text:style-name="P2"><text:span text:style-name="T1">م کشاورزی علوم باغبانی گرایش فیزیولوژی و اصلاح درختان میوه</text:span></text:p>
      <text:p text:style-name="P2"><text:span text:style-name="T1">م کشاورزی علوم باغبانی گرایش فیزیولوژی و اصلاح سبزی‌ها</text:span></text:p>
      <text:p text:style-name="P2"><text:span text:style-name="T1">م کشاورزی علوم باغبانی گرایش فیزیولوژی و اصلاح گل و گیاهان زینتی</text:span></text:p>
      <text:p text:style-name="P2"><text:span text:style-name="T1">م کشاورزی علوم باغبانی گرایش فیزیولوژی و فناوری پس از برداشت محصولات باغبانی</text:span></text:p>
      <text:p text:style-name="P2"><text:span text:style-name="T1">م کشاورزی اقتصاد کشاورزی</text:span></text:p>
      <text:p text:style-name="P2"><text:span text:style-name="T1">م کشاورزی اصلاح نباتات</text:span></text:p>
      <text:p text:style-name="P2"><text:span text:style-name="T1">م کشاورزی زراعت کشاورزی</text:span></text:p>
      <text:p text:style-name="P2"><text:span text:style-name="T1">م کشاورزی علوم خاک گرایش شیمی و حاصلخیزی خاک</text:span></text:p>
      <text:p text:style-name="P2"><text:span text:style-name="T1">م کشاورزی علوم خاک گرایش پیدایش، رده بندی و ارزیابی خاک</text:span></text:p>
      <text:p text:style-name="P2"><text:span text:style-name="T1">م کشاورزی علوم خاک گرایش فیزیک و حفاظت خاک</text:span></text:p>
      <text:p text:style-name="P2"><text:span text:style-name="T1">م کشاورزی علوم خاک گرایش بیولوژی و بیوتکنولوژی خاک</text:span></text:p>
      <text:p text:style-name="P2"><text:span text:style-name="T1">م کشاورزی علوم دامی گرایش تغذیه دام</text:span></text:p>
      <text:p text:style-name="P2"><text:span text:style-name="T1">م کشاورزی علوم دامی گرایش اصلاح نژاد دام</text:span></text:p>
      <text:p text:style-name="P2"><text:span text:style-name="T1">م کشاورزی علوم دامی گرایش فیزیولوژی</text:span></text:p>
      <text:p text:style-name="P2"><text:span text:style-name="T1">م کشاورزی کشاورزی اکولوژیک</text:span></text:p>
      <text:p text:style-name="P2"><text:span text:style-name="T1">م منابع طبیعی صنایع چوب</text:span></text:p>
      <text:p text:style-name="P2"><text:span text:style-name="T1">م منابع طبیعی حفاظت و اصلاح چوب</text:span></text:p>
      <text:p text:style-name="P2"><text:span text:style-name="T1">م مکانیک خودرو</text:span></text:p>
      <text:p text:style-name="P2"><text:span text:style-name="T1">کارشناسی پیوسته</text:span></text:p>
      <text:p text:style-name="P2"><text:span text:style-name="T1">زبان شناسی</text:span></text:p>
      <text:p text:style-name="P2"><text:span text:style-name="T1">زبان و ادبیات فارسی</text:span></text:p>
      <text:p text:style-name="P2"><text:span text:style-name="T1">مترجمی زبان انگلیسی</text:span></text:p>
      <text:p text:style-name="P2"><text:span text:style-name="T1">زبان و ادبیات انگلیسی</text:span></text:p>
      <text:p text:style-name="P2"><text:soft-page-break/><text:span text:style-name="T1">زبان و ادبیات عرب</text:span></text:p>
      <text:p text:style-name="P2"><text:span text:style-name="T1">مترجمی زبان عربی</text:span></text:p>
      <text:p text:style-name="P2"><text:span text:style-name="T1">علوم قرآن و حدیث</text:span></text:p>
      <text:p text:style-name="P2"><text:span text:style-name="T1">فقه و مبانی حقوق اسلامی</text:span></text:p>
      <text:p text:style-name="P2"><text:span text:style-name="T1">فلسفه و کلام اسلامی</text:span></text:p>
      <text:p text:style-name="P2"><text:span text:style-name="T1">علوم ورزشی</text:span></text:p>
      <text:p text:style-name="P2"><text:span text:style-name="T1">مدیریت دولتی</text:span></text:p>
      <text:p text:style-name="P2"><text:span text:style-name="T1">مدیریت کسب و کار</text:span></text:p>
      <text:p text:style-name="P2"><text:span text:style-name="T1">مدیریت صنعتی</text:span></text:p>
      <text:p text:style-name="P2"><text:span text:style-name="T1">مدیریت مالی</text:span></text:p>
      <text:p text:style-name="P2"><text:span text:style-name="T1">مدیریت بازرگانی</text:span></text:p>
      <text:p text:style-name="P2"><text:span text:style-name="T1">حسابداری</text:span></text:p>
      <text:p text:style-name="P2"><text:span text:style-name="T1">روانشناسی</text:span></text:p>
      <text:p text:style-name="P2"><text:span text:style-name="T1">مشاوره</text:span></text:p>
      <text:p text:style-name="P2"><text:span text:style-name="T1">علوم تربیتی</text:span></text:p>
      <text:p text:style-name="P2"><text:span text:style-name="T1">علوم سیاسی</text:span></text:p>
      <text:p text:style-name="P2"><text:span text:style-name="T1">حقوق</text:span></text:p>
      <text:p text:style-name="P2"><text:span text:style-name="T1">علوم قضایی</text:span></text:p>
      <text:p text:style-name="P2"><text:span text:style-name="T1">ریاضیات و کاربردها</text:span></text:p>
      <text:p text:style-name="P2"><text:span text:style-name="T1">فیزیک</text:span></text:p>
      <text:p text:style-name="P2"><text:span text:style-name="T1">فیزیک مهندسی</text:span></text:p>
      <text:p text:style-name="P2"><text:span text:style-name="T1">زمین شناسی</text:span></text:p>
      <text:p text:style-name="P2"><text:span text:style-name="T1">شیمی کاربردی</text:span></text:p>
      <text:p text:style-name="P2"><text:span text:style-name="T1">میکروبیولوژی</text:span></text:p>
      <text:p text:style-name="P2"><text:span text:style-name="T1">پرستاری</text:span></text:p>
      <text:p text:style-name="P2"><text:span text:style-name="T1">مامایی</text:span></text:p>
      <text:p text:style-name="P2"><text:span text:style-name="T1">گیاه پزشکی</text:span></text:p>
      <text:p text:style-name="P2"><text:soft-page-break/><text:span text:style-name="T1">بهداشت مواد غذایی</text:span></text:p>
      <text:p text:style-name="P2"><text:span text:style-name="T1">علوم و مهندسی صنایع غذایی</text:span></text:p>
      <text:p text:style-name="P2"><text:span text:style-name="T1">علوم و مهندسی باغبانی</text:span></text:p>
      <text:p text:style-name="P2"><text:span text:style-name="T1">علوم و مهندسی خاک</text:span></text:p>
      <text:p text:style-name="P2"><text:span text:style-name="T1">مهندسی علوم دامی</text:span></text:p>
      <text:p text:style-name="P2"><text:span text:style-name="T1">مهندسی تولید و ژنتیک گیاهی</text:span></text:p>
      <text:p text:style-name="P2"><text:span text:style-name="T1">مهندسی صنایع چوب و فرآورده‌های سلولزی</text:span></text:p>
      <text:p text:style-name="P2"><text:span text:style-name="T1">مهندسی برق</text:span></text:p>
      <text:p text:style-name="P2"><text:span text:style-name="T1">مهندسی شیمی</text:span></text:p>
      <text:p text:style-name="P2"><text:span text:style-name="T1">مهندسی پلیمر</text:span></text:p>
      <text:p text:style-name="P2"><text:span text:style-name="T1">مهندسی نفت</text:span></text:p>
      <text:p text:style-name="P2"><text:span text:style-name="T1">مهندسی نقشه برداری</text:span></text:p>
      <text:p text:style-name="P2"><text:span text:style-name="T1">مهندسی معماری</text:span></text:p>
      <text:p text:style-name="P2"><text:span text:style-name="T1">مهندسی شهرسازی</text:span></text:p>
      <text:p text:style-name="P2"><text:span text:style-name="T1">مهندسی صنایع</text:span></text:p>
      <text:p text:style-name="P2"><text:span text:style-name="T1">مهندسی عمران</text:span></text:p>
      <text:p text:style-name="P2"><text:span text:style-name="T1">مهندسی مکانیک</text:span></text:p>
      <text:p text:style-name="P2"><text:span text:style-name="T1">مهندسی مواد و متالورژی</text:span></text:p>
      <text:p text:style-name="P2"><text:span text:style-name="T1">مهندسی کامپیوتر</text:span></text:p>
      <text:p text:style-name="P2"><text:span text:style-name="T1">مهندسی ورزش</text:span></text:p>
      <text:p text:style-name="P2"><text:span text:style-name="T1">کارشناسی ناپیوسته</text:span></text:p>
      <text:p text:style-name="P2"><text:span text:style-name="T1">آموزش‌ و پرورش ابتدایی</text:span></text:p>
      <text:p text:style-name="P2"><text:span text:style-name="T1">علوم آزمایشگاهی دامپزشکی</text:span></text:p>
      <text:p text:style-name="P2"><text:span text:style-name="T1">کاردانی ناپیوسته</text:span></text:p>
      <text:p text:style-name="P2"><text:span text:style-name="T1">آموزش و پرورش ابتدایی</text:span></text:p>
      <text:p text:style-name="P2"><text:span text:style-name="T1">کاردانی پیوسته</text:span></text:p>
      <text:p text:style-name="P2"><text:span text:style-name="T1">حسابداری</text:span></text:p>
      <text:p text:style-name="P2"><text:soft-page-break/><text:span text:style-name="T1">الکترونیک - الکترونیک عمومی</text:span></text:p>
      <text:p text:style-name="P2"><text:span text:style-name="T1">ساختمان - کارهای عمومی ساختمان</text:span></text:p>
      <text:p text:style-name="P2"><text:span text:style-name="T1">تاسیسات - تبرید</text:span></text:p>
      <text:p text:style-name="P2"><text:span text:style-name="T1">تاسیسات - تهویه مطبوع</text:span></text:p>
      <text:p text:style-name="P2"><text:span text:style-name="T1">متالوژی - ریخته گری</text:span></text:p>
      <text:p text:style-name="P2"><text:span text:style-name="T1">نرم افزار کامپیوتر</text:span></text:p>
      <text:p text:style-name="P2"><text:span text:style-name="T1">صنایع چوب و کاغذ - سازه های چوبی</text:span></text:p>
      <text:p text:style-name="P2"><text:span text:style-name="T1"/></text:p>
      <text:p text:style-name="P2"><text:span text:style-name="T1">امکانات آموزشی</text:span></text:p>
      <text:p text:style-name="P2"><text:span text:style-name="T1">کارگاه‌ها و آزمایشگاه‌ها</text:span></text:p>
      <text:p text:style-name="P2"><text:span text:style-name="T1">واحد کرج دارای ۱۴۰ باب کارگاه و آزمایشگاه پیشرفته مجهز به آخرین وسایل موجود است که به دانشجویان سرویس می‌دهد.</text:span></text:p>
      <text:p text:style-name="P2"><text:span text:style-name="T1"/></text:p>
      <text:p text:style-name="P2"><text:span text:style-name="T1">کتابخانه‌ها</text:span></text:p>
      <text:p text:style-name="P2"><text:span text:style-name="T1">دانشگاه آزاد اسلامی دارای یک کتابخانه مرکزی بزرگ در مجتمع دانشگاه و ۱۱ کتابخانه در دانشکده‌ها و آموزشکده‌ها است و مجموع کتاب‌های آن افزون بر ۲۰۳۰۰۰ جلد کتاب فارسی و لاتین است. همچنین ۱۱۰۹ عنوان مجله فارسی و لاتین و ۵۴۶۷ کتاب الکترونیکی و ۲۰ کیوسک اطلاع رسانی در این کتابخانه‌ها موجود است که دانشجویان با ارائه یک قطعه عکس ۴*۳، کارت دانشجویی، برگه انتخاب واحد و مبلغ ۵۰۰ تومان می‌توانند عضو کتابخانه شوند.</text:span></text:p>
      <text:p text:style-name="P2"><text:span text:style-name="T1"/></text:p>
      <text:p text:style-name="P2"><text:span text:style-name="T1">سایت رایانه‌ای</text:span></text:p>
      <text:p text:style-name="P2"><text:span text:style-name="T1">با بهره‌گیری از ۱۴۵۰ دستگاه رایانه بیشتر امور اداری، پژوهشی، آموزشی و دانشجویی دانشگاه به صورت رایانه‌ای انجام می‌شود و همچنین با تجهیز و راه اندازی ۲۸ سایت اینترنت و رایانه در دانشگاه، ارائه خدمات اینترنتی در سایت‌های دانشکده‌های کشاورزی و منابع طبیعی، علوم سیاسی، الهیات، دامپزشکی، ادبیات، فنی و علوم دایر بوده و دسترسی به شبکه جهانی اینترنت امکان‌پذیر است.</text:span></text:p>
      <text:p text:style-name="P2"><text:span text:style-name="T1"/></text:p>
      <text:p text:style-name="P2"><text:span text:style-name="T1">لابراتوارهای زبان انگلیسی و عربی</text:span></text:p>
      <text:p text:style-name="P2"><text:span text:style-name="T1">لابراتوار زبان انگلیسی و عربی واحد کرج در دانشکده‌های ادبیات و الهیات و ادبیات عرب با امکانات و تجهیزات آموزشی شامل چندین دستگاه ویدئو، تلویزیون، رایانه، صدها حلقه فیلم، به همراه چندین کابین و دستگاه کنترل مرکزی به دانشجویان رشته‌های زبان انگلیسی و ادبیات عرب در حال سرویس‌دهی می‌باشند.</text:span></text:p>
      <text:p text:style-name="P2"><text:span text:style-name="T1"/></text:p>
      <text:p text:style-name="P2"><text:span text:style-name="T1"/></text:p>
      <text:p text:style-name="P2"><text:soft-page-break/><text:span text:style-name="T1">فعالیت‌های فوق‌برنامه</text:span></text:p>
      <text:p text:style-name="P2"><text:span text:style-name="T1">از امور فوق‌برنامه واحد کرج می‌توان اعزام دانشجویان به اردوهای سیاحتی، زیارتی، اعزام دانشجویان به حج عمره، برگزاری مراسم جشن ازدواج دانشجویی، برگزاری مسابقات قرآن و عترت، احکام، نهج‌البلاغه، کتابخوانی، برگزاری مراسم ملی و مذهبی و برپایی نمایشگاه‌های هنری و... اشاره نمود که نهاد نمایندگی رهبری، دفتر فرهنگ اسلامی، روابط عمومی و بسیج دانشجویی در برگزاری آن‌ها همکاری دارند.</text:span></text:p>
      <text:p text:style-name="P2"><text:span text:style-name="T1"/></text:p>
      <text:p text:style-name="P2"><text:span text:style-name="T1">فعالیت‌های پژوهشی</text:span></text:p>
      <text:p text:style-name="P2"><text:span text:style-name="T1">انجمن‌های علمی، فرهنگی، هنری</text:span></text:p>
      <text:p text:style-name="P2"><text:span text:style-name="T1">دانشجویان برتر علمی و علاقه‌مند به پژوهش یا هنرمند می‌توانند اساسنامه انجمن‌های علمی، فرهنگی، هنری که از سوی کمیسیون مرکزی انجمن‌های علمی سازمان مرکزی تدوین و ابلاغ شده‌است را از مسئول امور دانشجویی دانشکده دریافت نمایند. در حال حاضر ۲۵ انجمن علمی، فرهنگی و ۲ تشکل سیاسی دانشجویی و استادان در واحد کرج در حال فعالیت می‌باشند.انجمنهای علمی بعضاً توسط خود دانشگاه از بدو امر و بعضاً توسط دانشجویان و پیگیری‌های آن‌ها تأسیس می‌شود.</text:span></text:p>
      <text:p text:style-name="P2"><text:span text:style-name="T1"/></text:p>
      <text:p text:style-name="P2"><text:span text:style-name="T1">نشریات دانشجویی واحد کرج</text:span></text:p>
      <text:p text:style-name="P2"><text:span text:style-name="T1">دانشجویان علاقه‌مند به انتشار نشریات علمی، فرهنگی و اجتماعی می‌توانند با دریافت دستورالعمل اجرایی نشریات دانشگاهی از امور دانشجویی دانشکده و مطالعه آن (فرم شماره ۲) تقاضای انتشار نشریه را تکمیل و طی آن مدیر مسئول و صاحب امتیاز را معرفی نمایند. پس ازبررسی‌های لازم درخواست نشریه در شورای فرهنگی دانشگاه طرح و در صورت تصویب، مجاز به انتشار آن به صورت هفته‌نامه، ماهنامه یا فصلنامه خواهند بود. در حال حاضر ۱۸ نشریه مصوب دانشجویی در واحد کرج منتشر می‌شود. که بیشتر این نشریه‌ها به صورت منظم چاپ می‌شوند و تعدادی هم بعد از چاپ یا توقیف شدند یا دیگر چاپ نشدند. به عنوان نمونه نشریه حقوقی " رهیار " که سر و صدای زیادی در دانشکده حقوق داشت و حواشی زیادی به دنبال داشت که فقط یک شماره از آن چاپ شد.</text:span></text:p>
      <text:p text:style-name="P2"><text:span text:style-name="T1"/></text:p>
      <text:p text:style-name="P2"><text:span text:style-name="T1">باشگاه پژوهشگران جوان</text:span></text:p>
      <text:p text:style-name="P2"><text:span text:style-name="T1">دانشجویانی می‌توانند در باشگاه پژوهشگران جوان عضو شوند که دارای رتبه بالای کنکور یا میانگین نمره بالا یا مقاله معتبر باشند. این انجمن در حوزه معاونت پژوهشی فعالیت می‌کند و اعضای آن می‌توانند از تسهیلات کاهش شهریه، شرکت در سمینارهای علمی، کمک هزینه پایان‌نامه و انجام طرح‌های پژوهشی با کمک مالی دانشگاه استفاده نمایند.</text:span></text:p>
      <text:p text:style-name="P2"><text:span text:style-name="T1"/></text:p>
      <text:p text:style-name="P2"><text:span text:style-name="T1">سمینارهای علمی</text:span></text:p>
      <text:p text:style-name="P2"><text:span text:style-name="T1">دانشجویان می‌توانند با هماهنگی انجمن‌های دانشجویی موجود در دانشکده‌ها یا گروه‌های آموزشی یا ارتباط با باشگاه پژوهشگران جوان نسبت به برگزاری سخنرانی‌های علمی، سمینارهای منطقه‌ای و کشوری اقدام نمایند. همچنین دانشجویان می‌توانند در تعدادی از سخنرانی‌هایی که گروه‌های آموزشی برگزار می‌نمایند شرکت کنند. این سمینارها با هماهنگی حوزه معاونت پژوهشی دانشگاه انجام می‌پذیرد.</text:span></text:p>
      <text:p text:style-name="P2"><text:soft-page-break/><text:span text:style-name="T1"/></text:p>
      <text:p text:style-name="P2"><text:span text:style-name="T1">تسهیلات رفاهی</text:span></text:p>
      <text:p text:style-name="P2"><text:span text:style-name="T1">حوزه معاونت دانشجویی واحد کرج یکی از فعال‌ترین واحدهای دانشگاهی در زمینه ایجاد تسهیلات رفاهی برای دانشجویان است. از جمله این تسهیلات می‌توان به ارائه غذاهای گرم و متنوع با قیمت مناسب به دانشجویان، ارائه خدمات بیمه حوادث دانشجویی با واریز مبلغ ۴۰۰۰ ریال، بررسی درخواست‌های انتقال دانشجویان شامل: تقاضای میهمان شدن یا انتقال دایم به سایر واحدهای دانشگاهی، گسترش ورزش در سطح دانشجویان از راه شناسایی و جذب دانشجویان علاقه‌مند به فعالیت‌های ورزشی و ایجاد برنامه‌های گوناگون ورزشی اعم از اردوهای ورزشی ـ تفریحی و برگزاری مسابقات داخلی، منطقه‌ای و کشوری، آموزش امور اداری به دانشجویان داوطلب و استفاده از کارایی آنان تحت عنوان کار دانشجویی، نظارت بر اجرای مقررات عمومی و آموزشی دانشگاه به منظور حفظ امنیت و آرامش لازم با برقراری کمیته انضباطی و برخورد با دانشجویان خاطی، صدور کارت المثنی برای دانشجویانی که به دلایلی کارت آنان مخدوش یا مفقود شده باشد، اشاره کرد.</text:span></text:p>
      <text:p text:style-name="P2"><text:span text:style-name="T1"/></text:p>
      <text:p text:style-name="P2"><text:span text:style-name="T1">مرکز مشاوره دانشجویی</text:span></text:p>
      <text:p text:style-name="P2"><text:span text:style-name="T1">به منظور رسیدگی به مشکلات شخصی، روحی و تحصیلی دانشجویان مرکز مشاوره دانشجویی واحد کرج با استفاده از استادان و کارشناسان روانشناسی و مددکاران اجتماعی همه‌روزه در درمانگاه سیدالشهدا دانشگاه آماده سرویس‌دهی به دانشجویان است.</text:span></text:p>
      <text:p text:style-name="P2"><text:span text:style-name="T1"/></text:p>
      <text:p text:style-name="P2"><text:span text:style-name="T1">وام دانشجویی</text:span></text:p>
      <text:p text:style-name="P2"><text:span text:style-name="T1">به منظور ایجاد تسهیلات برای دانشجویانی که توانایی مالی کمتری دارند حوزه معاونت دانشجویی به سه طریق وام دانشجویی به دانشجویان واجد شرایط پرداخت می‌نماید. وام کوتاه مدت که بازپرداخت آن در طول ترم است. وام میان مدت که بازپرداخت آن یک ساله‌است و وام بلندمدت که بازپرداخت آن تا پایان دوره تحصیلات است. دانشجویان واجد شرایط می‌توانند با مراجعه به اداره خدمات دانشجویی دانشکده در موعد مقرر نسبت به تکمیل فرم‌های مربوطه اقدام نمایند. همچنین وام ازدواج دانشجویی نیز به دانشجویانی که در حین تحصیل ازدواج می‌کنند با بازپرداخت یک ساله از طریق امور دانشجویی پرداخت می‌شود.</text:span></text:p>
      <text:p text:style-name="P2"><text:span text:style-name="T1"/></text:p>
      <text:p text:style-name="P2"><text:span text:style-name="T1">درمانگاه سیدالشهدا</text:span></text:p>
      <text:p text:style-name="P2"><text:span text:style-name="T1">درمانگاه سیدالشهدا وابسته به دانشگاه آزاد اسلامی واحد کرج با دارا بودن ۱۷ پزشک متخصص و عمومی به‌طور شبانه روزی آماده سرویس دهی به دانشجویان، استادن و کارکنان دانشگاه همچنین اقشار مختلف مردم کرج است. این درمانگاه شامل بخش‌های عمومی، آزمایشگاه، فیزیوتراپی، بخش‌های تخصصی زنان و زایمان، کودکان، ارتوپدی، جراحی عمومی، قلب و عروق، دندانپزشکی، پوست، داخلی و غدد، مامایی و بهداشت مادران، همچنین مرکز مشاوره و داروخانه است که در آینده نزدیک با ساخت پروژه بیمارستانی این درمانگاه مجهز به بیمارستان بزرگی تبدیل خواهد شد.</text:span></text:p>
      <text:p text:style-name="P2"><text:span text:style-name="T1"/></text:p>
      <text:p text:style-name="P2"><text:span text:style-name="T1">اتوبوس‌های رایگان داخل مجتمع</text:span></text:p>
      <text:p text:style-name="P2"><text:soft-page-break/><text:span text:style-name="T1">با توجه به وسعت مجتمع دانشگاهی (۴۷ هکتار) جهت جابجایی دانشجویان اتوبوس‌های دانشگاه به صورت رایگان از ساعت ۷ صبح تا ۱۹ در داخل مجتمع در حال جابجایی دانشجویان هستند. ایجاد باجه‌های تلفن در داخل مجتمع، هماهنگی با سازمان اتوبوس رانی و تاکسیرانی کرج جهت ایجاد خط مترو به دانشگاه از دیگر اقدامات دانشگاه جهت آمد و شد و ارتباط سریع تر و بهتر دانشجویان است.</text:span></text:p>
      <text:p text:style-name="P2"><text:span text:style-name="T1"/></text:p>
      <text:p text:style-name="P2"><text:span text:style-name="T1">تور مجازی دانشگاه آزاد اسلامی واحد کرج</text:span></text:p>
      <text:p text:style-name="P2"><text:span text:style-name="T1">تور مجازی دانشگاه آزاد اسلامی واحد کرج با ۸۵ موقعیت مکانی جهت آشنایی دانشجویان و کاربران با امکانات دانشگاه آزاد اسلامی واحد کرج راه اندازی گردیده و هم‌اکنون در سایت دانشگاه قابل مشاهده است. مجری تور مجازی دانشگاه آزاد شرکت تور ساز است که شما می‌توانید از طریق لینک زیر وارد تور مجازی دانشگاه آزاد کرج شوید. https://web.archive.org/web/20121228005928/http://kiau.ac.ir/vt/virtualtour.html</text:span></text:p>
      <text:p text:style-name="P2"><text:span text:style-name="T1"/></text:p>
      <text:p text:style-name="P2"><text:span text:style-name="T1">مدارس سما وابسته به دانشگاه</text:span></text:p>
      <text:p text:style-name="P2"><text:span text:style-name="T1">با صدور مجوز تأسیس مدارس غیرانتفاعی وابسته به دانشگاه آزاد اسلامی از طرف وزارت آموزش و پرورش و ابلاغ این مجوز به واحدهای دانشگاه، واحد کرج شروع به تکمیل و دایر نمودن این مدارس نمود. در حال حاضر مدارس سما وابسته به دانشگاه آزاد اسلامی واحدکرج در سه مقطع دبستان، راهنمایی و دبیرستان و پیش‌دانشگاهی دخترانه و پسرانه با بیش از ۵۰۰ دانش‌آموز در حال فعالیت است.</text:span></text:p>
      <text:p text:style-name="P2"><text:span text:style-name="T1"/></text:p>
      <text:p text:style-name="P2"><text:span text:style-name="T1">اماکن فرهنگی، ورزشی و رفاهی</text:span></text:p>
      <text:p text:style-name="P2"><text:span text:style-name="T1">سالن‌های اجتماعات</text:span></text:p>
      <text:p text:style-name="P2"><text:span text:style-name="T1">در حال حاضر ۸ باب سالن اجتماعات و ۱ آمفی تئاتر در واحد قابل بهره‌برداری است که سالن اجتماعات بزرگ مجلل و مجهز دکتر جاسبی با گنجایش ۸۰۰ نفر با امکانات صوتی و تصویری بسیار پیشرفته آماده برگزاری همایش‌های و مراسم مختلف فرهنگی و پژوهشی است، همچنین سالن اجتماعات شهید باهنر با گنجایش ۱۵۰ نفر، سالن اجتماعات شهید فهمیده دانشکده کشاورزی و منابع طبیعی با گنجایش ۲۰۰ نفر، سالن اجتماعات آموزشکده عالی سما با گنجایش ۲۰۰ نفر، سالن شهید مطهری دانشکده دامپزشکی با گنجایش ۲۰۰ نفر از دیگر سالن‌های مجهز دانشگاه است.</text:span></text:p>
      <text:p text:style-name="P2"><text:span text:style-name="T1"/></text:p>
      <text:p text:style-name="P2"><text:span text:style-name="T1">سالن‌های غذاخوری و بوفه‌ها</text:span></text:p>
      <text:p text:style-name="P2"><text:span text:style-name="T1">در حال حاضر ۱۱ سالن غذاخوری و ۷ بوفه در درون و بیرون این مجتمع دانشگاهی و کلینیک‌های این واحد مخصوص استادان و دانشجویان همه روزه غذای گرم را با کیفیت خوب و بسیار ارزان ارائه می‌دهند که دانشجویان می‌توانند با تهیه فیش هفتگی از این امکانات استفاده نمایند.</text:span></text:p>
      <text:p text:style-name="P2"><text:span text:style-name="T1"/></text:p>
      <text:p text:style-name="P2"><text:span text:style-name="T1">آلاچیق و پارک جنگلی</text:span></text:p>
      <text:p text:style-name="P2"><text:span text:style-name="T1">این دانشگاه دارای تعداد بسیاری آلاچیق و یک پارک جنگلی کوچک است که محل تجمع دانشجویان برای گپ و گفت و وقت گذرانی به ویژه در ماه‌های گرم سال است.</text:span></text:p>
      <text:p text:style-name="P2"><text:soft-page-break/><text:span text:style-name="T1"/></text:p>
      <text:p text:style-name="P2"><text:span text:style-name="T1">امکانات ورزشی</text:span></text:p>
      <text:p text:style-name="P2"><text:span text:style-name="T1">زمین فوتبال چمن بسیار مناسب دانشگاه، ۹ مجموعه ورزشی سرپوشیده و مجموعه‌های ورزشی روباز، آماده سرویس دهی به دانشجویان است.</text:span></text:p>
      <text:p text:style-name="P2"><text:span text:style-name="T1"/></text:p>
      <text:p text:style-name="P2"><text:span text:style-name="T1">منابع</text:span></text:p>
      <text:p text:style-name="P2"><text:span text:style-name="T1">سایت دانشگاه آزاد اسلامی واحد کرج</text:span></text:p>
      <text:p text:style-name="P2"><text:span text:style-name="T1"/></text:p>
      <text:p text:style-name="P2"><text:span text:style-name="T1">پیوند به بیرون</text:span></text:p>
      <text:p text:style-name="P2"><text:span text:style-name="T1">سایت دانشگاه آزاد اسلامی واحد کر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Iranian Sans', 'Noto Sans Arabic', 'DejaVu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1:48:07.790136248</meta:creation-date>
    <dc:date>2019-11-14T13:09:51.767605672</dc:date>
    <meta:editing-duration>PT1M23S</meta:editing-duration>
    <meta:editing-cycles>1</meta:editing-cycles>
    <meta:document-statistic meta:table-count="0" meta:image-count="0" meta:object-count="0" meta:page-count="12" meta:paragraph-count="231" meta:word-count="2413" meta:character-count="13616" meta:non-whitespace-character-count="11414"/>
    <meta:generator>LibreOffice/6.0.7.3$Linux_X86_64 LibreOffice_project/00m0$Build-3</meta:generator>
  </office:meta>
</office:document-meta>
</file>